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style:font-name-asian="DejaVu Sans" style:font-name-complex="DejaVu Sans"/>
    </style:style>
    <style:style style:name="ce3" style:family="table-cell" style:parent-style-name="Default" style:data-style-name="N0">
      <style:text-properties style:font-name="Liberation Mono" style:font-name-asian="DejaVu Sans" style:font-name-complex="DejaVu Sans"/>
    </style:style>
    <style:style style:name="ce4" style:family="table-cell" style:parent-style-name="Default" style:data-style-name="N0"/>
    <style:style style:name="ce5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Hex</text:p>
          </table:table-cell>
          <table:table-cell table:style-name="Default"/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start</text:p>
          </table:table-cell>
          <table:table-cell table:style-name="ce1" office:value-type="string" calcext:value-type="string">
            <text:p>0x00230000</text:p>
          </table:table-cell>
          <table:table-cell table:formula="of:=REPLACE([.B2];1;2;&quot;&quot;)" office:value-type="string" office:string-value="00230000" calcext:value-type="string">
            <text:p>00230000</text:p>
          </table:table-cell>
          <table:table-cell table:formula="of:=HEX2DEC(REPLACE([.B2];1;2;&quot;&quot;))" office:value-type="float" office:value="2293760" calcext:value-type="float">
            <text:p>229376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bitmap struct</text:p>
          </table:table-cell>
          <table:table-cell table:style-name="ce1" office:value-type="string" calcext:value-type="string">
            <text:p>0x00230000</text:p>
          </table:table-cell>
          <table:table-cell table:formula="of:=REPLACE([.B3];1;2;&quot;&quot;)" office:value-type="string" office:string-value="00230000" calcext:value-type="string">
            <text:p>00230000</text:p>
          </table:table-cell>
          <table:table-cell table:formula="of:=HEX2DEC(REPLACE([.B3];1;2;&quot;&quot;))" office:value-type="float" office:value="2293760" calcext:value-type="float">
            <text:p>229376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bitmap</text:p>
          </table:table-cell>
          <table:table-cell table:style-name="ce1" office:value-type="string" calcext:value-type="string">
            <text:p>0x00230008</text:p>
          </table:table-cell>
          <table:table-cell table:formula="of:=REPLACE([.B4];1;2;&quot;&quot;)" office:value-type="string" office:string-value="00230008" calcext:value-type="string">
            <text:p>00230008</text:p>
          </table:table-cell>
          <table:table-cell table:formula="of:=HEX2DEC(REPLACE([.B4];1;2;&quot;&quot;))" office:value-type="float" office:value="2293768" calcext:value-type="float">
            <text:p>2293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bitmap end</text:p>
          </table:table-cell>
          <table:table-cell table:formula="of:=COM.MICROSOFT.CONCAT(&quot;0x&quot;; DEC2HEX([.D5];8))" office:value-type="string" office:string-value="0x00230088" calcext:value-type="string">
            <text:p>0x00230088</text:p>
          </table:table-cell>
          <table:table-cell table:formula="of:=REPLACE([.B5];1;2;&quot;&quot;)" office:value-type="string" office:string-value="00230088" calcext:value-type="string">
            <text:p>00230088</text:p>
          </table:table-cell>
          <table:table-cell table:formula="of:=[.D4]+[.D26]/32" office:value-type="float" office:value="2293896" calcext:value-type="float">
            <text:p>2293896</text:p>
          </table:table-cell>
          <table:table-cell table:formula="of:=[.D26]/32" office:value-type="float" office:value="128" calcext:value-type="float">
            <text:p>128</text:p>
          </table:table-cell>
          <table:table-cell/>
          <table:table-cell table:style-name="ce6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ges</text:p>
          </table:table-cell>
          <table:table-cell table:formula="of:=COM.MICROSOFT.CONCAT(&quot;0x&quot;; DEC2HEX([.D7];8))" office:value-type="string" office:string-value="0x00230089" calcext:value-type="string">
            <text:p>0x00230089</text:p>
          </table:table-cell>
          <table:table-cell table:formula="of:=REPLACE([.B7];1;2;&quot;&quot;)" office:value-type="string" office:string-value="00230089" calcext:value-type="string">
            <text:p>00230089</text:p>
          </table:table-cell>
          <table:table-cell table:formula="of:=[.D4]+([.D26]/32)+1" office:value-type="float" office:value="2293897" calcext:value-type="float">
            <text:p>2293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page</text:p>
          </table:table-cell>
          <table:table-cell table:formula="of:=COM.MICROSOFT.CONCAT(&quot;0x&quot;; DEC2HEX([.D8];8))" office:value-type="string" office:string-value="0x0023C07D" calcext:value-type="string">
            <text:p>0x0023C07D</text:p>
          </table:table-cell>
          <table:table-cell table:formula="of:=REPLACE([.B8];1;2;&quot;&quot;)" office:value-type="string" office:string-value="0023C07D" calcext:value-type="string">
            <text:p>0023C07D</text:p>
          </table:table-cell>
          <table:table-cell table:formula="of:=([.D7]+(([.D26] - 1)*[.D27]))" office:value-type="float" office:value="2343037" calcext:value-type="float">
            <text:p>2343037</text:p>
          </table:table-cell>
          <table:table-cell office:value-type="string" calcext:value-type="string">
            <text:p>0x0023301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mory end</text:p>
          </table:table-cell>
          <table:table-cell table:formula="of:=COM.MICROSOFT.CONCAT(&quot;0x&quot;; DEC2HEX([.D10];8))" office:value-type="string" office:string-value="0x0023C087" calcext:value-type="string">
            <text:p>0x0023C087</text:p>
          </table:table-cell>
          <table:table-cell table:formula="of:=REPLACE([.B10];1;2;&quot;&quot;)" office:value-type="string" office:string-value="0023C087" calcext:value-type="string">
            <text:p>0023C087</text:p>
          </table:table-cell>
          <table:table-cell table:style-name="Default" table:formula="of:=[.D5]+(([.D26]*[.D27]) - 1)" office:value-type="float" office:value="2343047" calcext:value-type="float">
            <text:p>2343047</text:p>
          </table:table-cell>
          <table:table-cell office:value-type="string" calcext:value-type="string">
            <text:p>0x00233027</text:p>
          </table:table-cell>
          <table:table-cell/>
          <table:table-cell table:style-name="ce5"/>
        </table:table-row>
        <table:table-row table:style-name="ro1">
          <table:table-cell table:style-name="Default" office:value-type="string" calcext:value-type="string">
            <text:p>variabels end</text:p>
          </table:table-cell>
          <table:table-cell table:formula="of:=COM.MICROSOFT.CONCAT(&quot;0x&quot;; DEC2HEX([.D11];8))" office:value-type="string" office:string-value="0x0023D000" calcext:value-type="string">
            <text:p>0x0023D000</text:p>
          </table:table-cell>
          <table:table-cell table:formula="of:=REPLACE([.B11];1;2;&quot;&quot;)" office:value-type="string" office:string-value="0023D000" calcext:value-type="string">
            <text:p>0023D000</text:p>
          </table:table-cell>
          <table:table-cell table:formula="of:=MROUND([.D8] + [.D30]; [.D30])" office:value-type="float" office:value="2347008" calcext:value-type="float">
            <text:p>2347008</text:p>
          </table:table-cell>
          <table:table-cell office:value-type="string" calcext:value-type="string">
            <text:p>0x00240000</text:p>
          </table:table-cell>
          <table:table-cell/>
          <table:table-cell table:style-name="ce5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first block</text:p>
          </table:table-cell>
          <table:table-cell table:formula="of:=COM.MICROSOFT.CONCAT(&quot;0x&quot;; DEC2HEX([.D14];8))" office:value-type="string" office:string-value="0x0023D000" calcext:value-type="string">
            <text:p>0x0023D000</text:p>
          </table:table-cell>
          <table:table-cell table:formula="of:=REPLACE([.B14];1;2;&quot;&quot;)" office:value-type="string" office:string-value="0023D000" calcext:value-type="string">
            <text:p>0023D000</text:p>
          </table:table-cell>
          <table:table-cell table:formula="of:=[.D11]" office:value-type="float" office:value="2347008" calcext:value-type="float">
            <text:p>2347008</text:p>
          </table:table-cell>
          <table:table-cell office:value-type="string" calcext:value-type="string">
            <text:p>0x00234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c block</text:p>
          </table:table-cell>
          <table:table-cell table:formula="of:=COM.MICROSOFT.CONCAT(&quot;0x&quot;; DEC2HEX([.D15];8))" office:value-type="string" office:string-value="0x0023DC00" calcext:value-type="string">
            <text:p>0x0023DC00</text:p>
          </table:table-cell>
          <table:table-cell table:formula="of:=REPLACE([.B15];1;2;&quot;&quot;)" office:value-type="string" office:string-value="0023DC00" calcext:value-type="string">
            <text:p>0023DC00</text:p>
          </table:table-cell>
          <table:table-cell table:style-name="Default" table:formula="of:=[.D14]+[.D29]" office:value-type="float" office:value="2350080" calcext:value-type="float">
            <text:p>2350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block</text:p>
          </table:table-cell>
          <table:table-cell table:style-name="ce3" table:formula="of:=COM.MICROSOFT.CONCAT(&quot;0x&quot;; DEC2HEX([.D16];8))" office:value-type="string" office:string-value="0x00E3D000" calcext:value-type="string">
            <text:p>0x00E3D000</text:p>
          </table:table-cell>
          <table:table-cell table:formula="of:=REPLACE([.B16];1;2;&quot;&quot;)" office:value-type="string" office:string-value="00E3D000" calcext:value-type="string">
            <text:p>00E3D000</text:p>
          </table:table-cell>
          <table:table-cell table:formula="of:=[.D14]+([.D29]*([.D26]))" office:value-type="float" office:value="14929920" calcext:value-type="float">
            <text:p>14929920</text:p>
          </table:table-cell>
          <table:table-cell office:value-type="string" calcext:value-type="string">
            <text:p>0x3023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space size</text:p>
          </table:table-cell>
          <table:table-cell table:style-name="ce3" table:formula="of:=COM.MICROSOFT.CONCAT(&quot;0x&quot;; DEC2HEX([.D17];8))" office:value-type="string" office:string-value="0x00C00000" calcext:value-type="string">
            <text:p>0x00C00000</text:p>
          </table:table-cell>
          <table:table-cell table:formula="of:=REPLACE([.B17];1;2;&quot;&quot;)" office:value-type="string" office:string-value="00C00000" calcext:value-type="string">
            <text:p>00C00000</text:p>
          </table:table-cell>
          <table:table-cell table:formula="of:=[.D16]-[.D14]" office:value-type="float" office:value="12582912" calcext:value-type="float">
            <text:p>12582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locks</text:p>
          </table:table-cell>
          <table:table-cell table:style-name="ce1"/>
          <table:table-cell table:formula="of:=REPLACE([.B18];1;2;&quot;&quot;)">
            <text:p/>
          </table:table-cell>
          <table:table-cell table:formula="of:=ROUND([.D17]/[.D29];0)" office:value-type="float" office:value="4096" calcext:value-type="float">
            <text:p>4096</text:p>
          </table:table-cell>
          <table:table-cell table:style-name="ce4" table:formula="of:=IF([.D18]=[.D26];&quot;Good&quot;;&quot;Not Good&quot;)" office:value-type="string" office:string-value="Good" calcext:value-type="string">
            <text:p>Good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heap</text:p>
          </table:table-cell>
          <table:table-cell table:style-name="ce3" table:formula="of:=COM.MICROSOFT.CONCAT(&quot;0x&quot;; DEC2HEX([.D20];8))" office:value-type="string" office:string-value="0x00E3DC00" calcext:value-type="string">
            <text:p>0x00E3DC00</text:p>
          </table:table-cell>
          <table:table-cell table:formula="of:=REPLACE([.B20];1;2;&quot;&quot;)" office:value-type="string" office:string-value="00E3DC00" calcext:value-type="string">
            <text:p>00E3DC00</text:p>
          </table:table-cell>
          <table:table-cell table:formula="of:=[.D16]+[.D29]" office:value-type="float" office:value="14932992" calcext:value-type="float">
            <text:p>14932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memory</text:p>
          </table:table-cell>
          <table:table-cell table:style-name="ce3" table:formula="of:=COM.MICROSOFT.CONCAT(&quot;0x&quot;; DEC2HEX([.D21];9))" office:value-type="string" office:string-value="0x240000000" calcext:value-type="string">
            <text:p>0x240000000</text:p>
          </table:table-cell>
          <table:table-cell table:formula="of:=REPLACE([.B21];1;2;&quot;&quot;)" office:value-type="string" office:string-value="240000000" calcext:value-type="string">
            <text:p>240000000</text:p>
          </table:table-cell>
          <table:table-cell table:style-name="Default" office:value-type="float" office:value="9663676416" calcext:value-type="float">
            <text:p>9663676416</text:p>
          </table:table-cell>
          <table:table-cell table:formula="of:=4294967296+5368709120" office:value-type="float" office:value="9663676416" calcext:value-type="float">
            <text:p>96636764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D20]&lt;[.D21];&quot;Not over&quot;;&quot;over end&quot;)" office:value-type="string" office:string-value="Not over" calcext:value-type="string">
            <text:p>Not 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 size</text:p>
          </table:table-cell>
          <table:table-cell table:formula="of:=COM.MICROSOFT.CONCAT(&quot;0x&quot;; DEC2HEX([.D23];8))" office:value-type="string" office:string-value="0x0000C087" calcext:value-type="string">
            <text:p>0x0000C087</text:p>
          </table:table-cell>
          <table:table-cell table:formula="of:=REPLACE([.B23];1;2;&quot;&quot;)" office:value-type="string" office:string-value="0000C087" calcext:value-type="string">
            <text:p>0000C087</text:p>
          </table:table-cell>
          <table:table-cell table:formula="of:=[.D10]-[.D2]" office:value-type="float" office:value="49287" calcext:value-type="float">
            <text:p>49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table:formula="of:=COM.MICROSOFT.CONCAT(&quot;0x&quot;; DEC2HEX([.D24];8))" office:value-type="string" office:string-value="0x0000C088" calcext:value-type="string">
            <text:p>0x0000C088</text:p>
          </table:table-cell>
          <table:table-cell table:formula="of:=REPLACE([.B24];1;2;&quot;&quot;)" office:value-type="string" office:string-value="0000C088" calcext:value-type="string">
            <text:p>0000C088</text:p>
          </table:table-cell>
          <table:table-cell table:formula="of:=([.D10]+1)-[.D2]" office:value-type="float" office:value="49288" calcext:value-type="float">
            <text:p>49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_size</text:p>
          </table:table-cell>
          <table:table-cell table:formula="of:=COM.MICROSOFT.CONCAT(&quot;0x&quot;; DEC2HEX([.D25];8))" office:value-type="string" office:string-value="0x0000BFFE" calcext:value-type="string">
            <text:p>0x0000BFFE</text:p>
          </table:table-cell>
          <table:table-cell table:formula="of:=REPLACE([.B25];1;2;&quot;&quot;)" office:value-type="string" office:string-value="0000BFFE" calcext:value-type="string">
            <text:p>0000BFFE</text:p>
          </table:table-cell>
          <table:table-cell table:formula="of:=[.D10]-[.D7]" office:value-type="float" office:value="49150" calcext:value-type="float">
            <text:p>49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pages</text:p>
          </table:table-cell>
          <table:table-cell table:formula="of:=COM.MICROSOFT.CONCAT(&quot;0x&quot;; DEC2HEX([.D26];8))" office:value-type="string" office:string-value="0x00001000" calcext:value-type="string">
            <text:p>0x00001000</text:p>
          </table:table-cell>
          <table:table-cell table:formula="of:=REPLACE([.B26];1;2;&quot;&quot;)" office:value-type="string" office:string-value="00001000" calcext:value-type="string">
            <text:p>00001000</text:p>
          </table:table-cell>
          <table:table-cell office:value-type="float" office:value="4096" calcext:value-type="float">
            <text:p>4096</text:p>
          </table:table-cell>
          <table:table-cell table:formula="of:=ROUND([.D25]/[.D27];0)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of page</text:p>
          </table:table-cell>
          <table:table-cell table:formula="of:=COM.MICROSOFT.CONCAT(&quot;0x&quot;; DEC2HEX([.D27];8))" office:value-type="string" office:string-value="0x0000000C" calcext:value-type="string">
            <text:p>0x0000000C</text:p>
          </table:table-cell>
          <table:table-cell table:formula="of:=REPLACE([.B27];1;2;&quot;&quot;)" office:value-type="string" office:string-value="0000000C" calcext:value-type="string">
            <text:p>0000000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Value</text:p>
          </table:table-cell>
          <table:table-cell table:formula="of:=COM.MICROSOFT.CONCAT(&quot;0x&quot;; DEC2HEX([.D28];8))" office:value-type="string" office:string-value="0x00400000" calcext:value-type="string">
            <text:p>0x00400000</text:p>
          </table:table-cell>
          <table:table-cell table:formula="of:=REPLACE([.B28];1;2;&quot;&quot;)" office:value-type="string" office:string-value="00400000" calcext:value-type="string">
            <text:p>00400000</text:p>
          </table:table-cell>
          <table:table-cell table:style-name="ce2" table:formula="of:=(256 * 4096) * 4" office:value-type="float" office:value="4194304" calcext:value-type="float">
            <text:p>4194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Block space</text:p>
          </table:table-cell>
          <table:table-cell table:formula="of:=COM.MICROSOFT.CONCAT(&quot;0x&quot;; DEC2HEX([.D29];8))" office:value-type="string" office:string-value="0x00000C00" calcext:value-type="string">
            <text:p>0x00000C00</text:p>
          </table:table-cell>
          <table:table-cell table:formula="of:=REPLACE([.B29];1;2;&quot;&quot;)" office:value-type="string" office:string-value="00000C00" calcext:value-type="string">
            <text:p>00000C00</text:p>
          </table:table-cell>
          <table:table-cell table:formula="of:=[.D31]*[.D32]"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size</text:p>
          </table:table-cell>
          <table:table-cell table:formula="of:=COM.MICROSOFT.CONCAT(&quot;0x&quot;; DEC2HEX([.D30];8))" office:value-type="string" office:string-value="0x00001000" calcext:value-type="string">
            <text:p>0x00001000</text:p>
          </table:table-cell>
          <table:table-cell table:formula="of:=REPLACE([.B30];1;2;&quot;&quot;)" office:value-type="string" office:string-value="00001000" calcext:value-type="string">
            <text:p>00001000</text:p>
          </table:table-cell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locks per page</text:p>
          </table:table-cell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zeof HeapBlock</text:p>
          </table:table-cell>
          <table:table-cell table:style-name="Default" table:number-columns-repeated="2"/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2:05:09.735706420</meta:creation-date>
    <dc:date>2025-06-11T12:28:42.351910388</dc:date>
    <meta:editing-duration>PT21H16M49S</meta:editing-duration>
    <meta:editing-cycles>1</meta:editing-cycles>
    <meta:document-statistic meta:table-count="1" meta:cell-count="108" meta:object-count="0"/>
    <meta:generator>LibreOffice/24.2.7.2$Linux_X86_64 LibreOffice_project/420$Build-2</meta:generator>
  </office:meta>
</office:document-meta>
</file>